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7000003C7FD173890D9931B4C.png" manifest:media-type="image/png"/>
  <manifest:file-entry manifest:full-path="Pictures/1000000100000738000003CB11CEE32225124025.png" manifest:media-type="image/png"/>
  <manifest:file-entry manifest:full-path="Pictures/1000000100000737000003C729D911FC386717E8.png" manifest:media-type="image/png"/>
  <manifest:file-entry manifest:full-path="Pictures/1000000100000738000003CBC8BC7382C7A1E25F.png" manifest:media-type="image/png"/>
  <manifest:file-entry manifest:full-path="Pictures/1000000100000737000003C79B3F847937AA1DCC.png" manifest:media-type="image/png"/>
  <manifest:file-entry manifest:full-path="Pictures/1000000100000735000003C9AB73900EA526B23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Serif" officeooo:rsid="001ea7ef" officeooo:paragraph-rsid="001ea7ef"/>
    </style:style>
    <style:style style:name="P2" style:family="paragraph" style:parent-style-name="Standard">
      <style:paragraph-properties fo:break-before="page"/>
      <style:text-properties style:font-name="FreeSerif" officeooo:rsid="001ea7ef" officeooo:paragraph-rsid="001ea7ef"/>
    </style:style>
    <style:style style:name="P3" style:family="paragraph" style:parent-style-name="Standard">
      <style:text-properties style:font-name="FreeSerif" officeooo:rsid="001ea7ef" officeooo:paragraph-rsid="001ea7ef"/>
    </style:style>
    <style:style style:name="T1" style:family="text">
      <style:text-properties officeooo:rsid="0020424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4" draw:name="Image1" text:anchor-type="char" svg:width="18.921cm" svg:height="9.936cm" draw:z-index="0"><draw:image xlink:href="Pictures/1000000100000735000003C9AB73900EA526B23C.png" xlink:type="simple" xlink:show="embed" xlink:actuate="onLoad" draw:mime-type="image/png"/></draw:frame><draw:frame draw:style-name="fr3" draw:name="Image2" text:anchor-type="char" svg:x="-0.979cm" svg:y="10.16cm" svg:width="18.939cm" svg:height="9.95cm" draw:z-index="1"><draw:image xlink:href="Pictures/1000000100000738000003CBC8BC7382C7A1E25F.png" xlink:type="simple" xlink:show="embed" xlink:actuate="onLoad" draw:mime-type="image/png"/></draw:frame><text:line-break/><text:line-break/></text:p>
      <text:p text:style-name="P2"><draw:frame draw:style-name="fr3" draw:name="Image3" text:anchor-type="char" svg:x="-0.794cm" svg:y="-1.274cm" svg:width="18.491cm" svg:height="9.716cm" draw:z-index="2"><draw:image xlink:href="Pictures/1000000100000738000003CB11CEE32225124025.png" xlink:type="simple" xlink:show="embed" xlink:actuate="onLoad" draw:mime-type="image/png"/></draw:frame><text:s text:c="184"/></text:p>
      <text:p text:style-name="P1"><draw:frame draw:style-name="fr3" draw:name="Image4" text:anchor-type="char" svg:x="-0.714cm" svg:y="0cm" svg:width="18.44cm" svg:height="9.652cm" draw:z-index="3"><draw:image xlink:href="Pictures/1000000100000737000003C79B3F847937AA1DCC.png" xlink:type="simple" xlink:show="embed" xlink:actuate="onLoad" draw:mime-type="image/png"/></draw:frame></text:p>
      <text:p text:style-name="P1"><draw:frame draw:style-name="fr2" draw:name="Image5" text:anchor-type="char" svg:width="17cm" svg:height="8.899cm" draw:z-index="4"><draw:image xlink:href="Pictures/1000000100000737000003C7FD173890D9931B4C.png" xlink:type="simple" xlink:show="embed" xlink:actuate="onLoad" draw:mime-type="image/png"/></draw:frame><text:soft-page-break/><text:line-break/><text:span text:style-name="T1">Q2. </text:span></text:p>
      <text:p text:style-name="P1"><draw:frame draw:style-name="fr1" draw:name="Image6" text:anchor-type="char" svg:width="17cm" svg:height="8.899cm" draw:z-index="5"><draw:image xlink:href="Pictures/1000000100000737000003C729D911FC386717E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10:59:56.026157051</meta:creation-date>
    <meta:editing-duration>PT28M23S</meta:editing-duration>
    <meta:editing-cycles>2</meta:editing-cycles>
    <meta:generator>LibreOffice/7.3.6.2$Linux_X86_64 LibreOffice_project/30$Build-2</meta:generator>
    <dc:date>2023-02-23T11:48:06.004276838</dc:date>
    <meta:document-statistic meta:table-count="0" meta:image-count="6" meta:object-count="0" meta:page-count="3" meta:paragraph-count="3" meta:word-count="1" meta:character-count="191" meta:non-whitespace-character-count="3"/>
  </office:meta>
</office:document-meta>
</file>